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cc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1.683cm"/>
    </style:style>
    <style:style style:name="gr7" style:family="graphic" style:parent-style-name="standard">
      <style:graphic-properties draw:stroke="none" svg:stroke-color="#000000" draw:fill="none" draw:fill-color="#ffffff" fo:min-height="4.064cm"/>
    </style:style>
    <style:style style:name="gr8" style:family="graphic" style:parent-style-name="standard">
      <style:graphic-properties draw:stroke="none" svg:stroke-color="#000000" draw:fill="none" draw:fill-color="#ffffff" fo:min-height="1.397cm"/>
    </style:style>
    <style:style style:name="gr9" style:family="graphic" style:parent-style-name="standard">
      <style:graphic-properties draw:stroke="none" svg:stroke-color="#000000" draw:fill="none" draw:fill-color="#ffffff" fo:min-height="1.937cm"/>
    </style:style>
    <style:style style:name="gr10" style:family="graphic" style:parent-style-name="standard">
      <style:graphic-properties draw:stroke="none" svg:stroke-color="#000000" draw:fill="none" draw:fill-color="#ffffff" fo:min-height="1.016cm"/>
    </style:style>
    <style:style style:name="gr1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Purisa" fo:font-size="14pt" style:font-size-asian="14pt" style:font-size-complex="14pt"/>
    </style:style>
    <style:style style:name="P4" style:family="paragraph">
      <style:text-properties style:font-name="Purisa" fo:font-size="8pt" style:font-size-asian="8pt" style:font-size-complex="8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Purisa" fo:font-size="14pt" style:font-size-asian="14pt" style:font-size-complex="14pt"/>
    </style:style>
    <style:style style:name="T3" style:family="text">
      <style:text-properties style:font-name="Purisa" fo:font-size="8pt" style:font-size-asian="8pt" style:font-size-complex="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Purisa" fo:font-size="6pt" style:font-size-asian="6pt" style:font-size-complex="6pt"/>
    </style:style>
    <style:style style:name="T6" style:family="text">
      <style:text-properties style:font-name="Purisa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822cm" svg:y1="8.747cm" svg:x2="18.907cm" svg:y2="8.366cm">
          <text:p/>
        </draw:line>
        <draw:line draw:style-name="gr1" draw:text-style-name="P1" draw:layer="layout" svg:x1="9.636cm" svg:y1="10.525cm" svg:x2="8.747cm" svg:y2="14.716cm">
          <text:p/>
        </draw:line>
        <draw:line draw:style-name="gr1" draw:text-style-name="P1" draw:layer="layout" svg:x1="11.414cm" svg:y1="9.89cm" svg:x2="13.954cm" svg:y2="12.049cm">
          <text:p/>
        </draw:line>
        <draw:custom-shape draw:style-name="gr2" draw:text-style-name="P1" draw:layer="layout" svg:width="3.81cm" svg:height="3.683cm" svg:x="5.44cm" svg:y="1.386cm">
          <text:p text:style-name="P1">W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683cm" svg:x="7.985cm" svg:y="6.842cm">
          <text:p text:style-name="P1">Shard</text:p>
          <text:p text:style-name="P1">Fl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318cm" svg:height="2.413cm" svg:x="5.191cm" svg:y="14.208cm">
          <text:p text:style-name="P1"><text:span text:style-name="T1">Shard</text:span></text:p>
          <text:p text:style-name="P1"><text:span text:style-name="T1">Hand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318cm" svg:height="2.413cm" svg:x="11.414cm" svg:y="11.668cm">
          <text:p text:style-name="P1"><text:span text:style-name="T1">Shard</text:span></text:p>
          <text:p text:style-name="P1"><text:span text:style-name="T1">Hand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318cm" svg:height="2.413cm" svg:x="18.526cm" svg:y="6.969cm">
          <text:p text:style-name="P1"><text:span text:style-name="T1">Shard</text:span></text:p>
          <text:p text:style-name="P1"><text:span text:style-name="T1">Hand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524cm" svg:height="3.302cm" svg:x="9.031cm" svg:y="15.213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1.397cm" svg:height="3.302cm" svg:x="14.908cm" svg:y="12.927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1" draw:layer="layout" svg:width="1.524cm" svg:height="3.302cm" svg:x="19.415cm" svg:y="9.255cm">
          <text:p/>
          <draw:enhanced-geometry svg:viewBox="0 0 21600 21600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3" draw:layer="layout" svg:width="5.588cm" svg:height="1.933cm" svg:x="9.771cm" svg:y="18.907cm">
          <draw:text-box>
            <text:p><text:span text:style-name="T2">Play Loop with</text:span></text:p>
            <text:p><text:span text:style-name="T2">Controller</text:span></text:p>
          </draw:text-box>
        </draw:frame>
        <draw:frame draw:style-name="gr6" draw:text-style-name="P3" draw:layer="layout" svg:width="5.588cm" svg:height="1.933cm" svg:x="15.986cm" svg:y="16.339cm">
          <draw:text-box>
            <text:p><text:span text:style-name="T2">Play Loop with</text:span></text:p>
            <text:p><text:span text:style-name="T2">Controller</text:span></text:p>
          </draw:text-box>
        </draw:frame>
        <draw:frame draw:style-name="gr6" draw:text-style-name="P3" draw:layer="layout" svg:width="5.588cm" svg:height="1.933cm" svg:x="21.193cm" svg:y="12.275cm">
          <draw:text-box>
            <text:p><text:span text:style-name="T2">Play Loop with</text:span></text:p>
            <text:p><text:span text:style-name="T2">Controller</text:span></text:p>
          </draw:text-box>
        </draw:frame>
        <draw:line draw:style-name="gr1" draw:text-style-name="P1" draw:layer="layout" svg:x1="8.112cm" svg:y1="4.937cm" svg:x2="9.255cm" svg:y2="6.969cm">
          <text:p/>
        </draw:line>
        <draw:frame draw:style-name="gr7" draw:text-style-name="P4" draw:layer="layout" svg:width="14.986cm" svg:height="4.409cm" svg:x="11.033cm" svg:y="1.735cm">
          <draw:text-box>
            <text:p><text:span text:style-name="T3">HTTPoison.get(http://127.0.0.1:3737/hangman?name=typhoon&amp;random=200</text:span><text:span text:style-name="T3">, [], <text:s/>[recv_timeout: :infinity])</text:span></text:p>
            <text:p><text:span text:style-name="T3"/></text:p>
            <text:p><text:span text:style-name="T3">{:ok,</text:span></text:p>
            <text:p><text:span text:style-name="T3"><text:s/></text:span><text:span text:style-name="T3">%HTTPoison.Response{body: "Game Over! Average Score: 6.42, # Games: 200, Scores: (AMICUS: 6) (ANALYTICITIES: 5) (ANEMOMETER: 2) (ARTERIOLE: 4) (BAGGIER: 9) (BANGS: 10) (BATTLERS: 10) (BEELIKE: 4) (BEHOWL: 9) (BIGAROONS: 6) (BIMILLENARIES: 2) (BOATYARDS: 6) (BOTULISMS: 7) (BRAIDS: 10) (BRATTICES: 5) (BRUMAL: 9) (BURGOUTS: 9) (CALCIUM: 7) (CAPITALIZED: 6) (CATALASE: 3) <text:s/>. . .</text:span></text:p>
          </draw:text-box>
        </draw:frame>
        <draw:frame draw:style-name="gr8" draw:text-style-name="P3" draw:layer="layout" svg:width="3.937cm" svg:height="1.851cm" svg:x="2.016cm" svg:y="12.43cm">
          <draw:text-box>
            <text:p><text:span text:style-name="T2">10 games per shard</text:span></text:p>
          </draw:text-box>
        </draw:frame>
        <draw:frame draw:style-name="gr8" draw:text-style-name="P3" draw:layer="layout" svg:width="3.937cm" svg:height="1.851cm" svg:x="14.017cm" svg:y="9.431cm">
          <draw:text-box>
            <text:p><text:span text:style-name="T2">10 games per shard</text:span></text:p>
          </draw:text-box>
        </draw:frame>
        <draw:frame draw:style-name="gr8" draw:text-style-name="P3" draw:layer="layout" svg:width="3.937cm" svg:height="1.851cm" svg:x="23.218cm" svg:y="7.532cm">
          <draw:text-box>
            <text:p><text:span text:style-name="T2">10 games per shard</text:span></text:p>
          </draw:text-box>
        </draw:frame>
        <draw:frame draw:style-name="gr9" draw:text-style-name="P5" draw:layer="layout" svg:width="9.271cm" svg:height="2.187cm" svg:x="18.272cm" svg:y="18.78cm">
          <draw:text-box>
            <text:p text:style-name="P1"><text:span text:style-name="T4">Parallel Hangman</text:span></text:p>
          </draw:text-box>
        </draw:frame>
        <draw:frame draw:style-name="gr10" draw:text-style-name="P6" draw:layer="layout" svg:width="10.541cm" svg:height="1.522cm" svg:x="1.275cm" svg:y="19.457cm">
          <draw:text-box>
            <text:p><text:span text:style-name="T3">HTTPoison.get http://127.0.0.1:3737/hangman?name=typhoon&amp;secret[]=eel&amp;secret[]=porcupine </text:span></text:p>
            <text:p><text:span text:style-name="T5"><text:s/></text:span></text:p>
          </draw:text-box>
        </draw:frame>
        <draw:custom-shape draw:style-name="gr11" draw:text-style-name="P1" draw:layer="layout" svg:width="3.81cm" svg:height="3.683cm" svg:x="1.454cm" svg:y="7.977cm">
          <text:p text:style-name="P1">CLI</text:p>
          <text:p text:style-name="P1"><text:span text:style-name="T6">(with -pl optio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291cm" svg:y1="9.636cm" svg:x2="8.085cm" svg:y2="9.2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bek </meta:initial-creator>
    <meta:creation-date>2016-08-25T21:50:28.189431012</meta:creation-date>
    <dc:date>2016-10-16T17:55:15.236019175</dc:date>
    <dc:creator>bibek </dc:creator>
    <meta:editing-duration>PT2H12M31S</meta:editing-duration>
    <meta:editing-cycles>15</meta:editing-cycles>
    <meta:generator>LibreOffice/4.2.8.2$Linux_X86_64 LibreOffice_project/420m0$Build-2</meta:generator>
    <meta:document-statistic meta:object-count="23"/>
  </office:meta>
</office:document-meta>
</file>